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9252in" style:type="right" style:leader-style="dotted" style:leader-text="."/>
        </style:tab-stops>
      </style:paragraph-properties>
    </style:style>
    <style:style style:name="P2" style:family="paragraph" style:parent-style-name="Text_20_body">
      <style:paragraph-properties fo:text-align="justify" style:justify-single-word="false" style:writing-mode="rl-tb"/>
      <style:text-properties officeooo:rsid="0134fcb9" officeooo:paragraph-rsid="0134fcb9"/>
    </style:style>
    <style:style style:name="P3" style:family="paragraph" style:parent-style-name="Text_20_body">
      <style:paragraph-properties fo:text-align="justify" style:justify-single-word="false" style:writing-mode="rl-tb"/>
      <style:text-properties officeooo:rsid="013615e5" officeooo:paragraph-rsid="013615e5"/>
    </style:style>
    <style:style style:name="P4" style:family="paragraph" style:parent-style-name="Text_20_body">
      <style:paragraph-properties fo:text-align="justify" style:justify-single-word="false" style:writing-mode="rl-tb"/>
      <style:text-properties officeooo:rsid="0136f9a6" officeooo:paragraph-rsid="0136f9a6"/>
    </style:style>
    <style:style style:name="P5" style:family="paragraph" style:parent-style-name="Text_20_body">
      <style:paragraph-properties fo:text-align="justify" style:justify-single-word="false" style:writing-mode="rl-tb"/>
      <style:text-properties style:use-window-font-color="true" officeooo:rsid="013a663e" officeooo:paragraph-rsid="013a663e"/>
    </style:style>
    <style:style style:name="P6" style:family="paragraph" style:parent-style-name="Text_20_body">
      <style:paragraph-properties fo:text-align="justify" style:justify-single-word="false" style:writing-mode="rl-tb"/>
      <style:text-properties officeooo:rsid="013bf06b" officeooo:paragraph-rsid="013bf06b"/>
    </style:style>
    <style:style style:name="P7" style:family="paragraph" style:parent-style-name="Text_20_body">
      <style:paragraph-properties fo:text-align="justify" style:justify-single-word="false" style:writing-mode="rl-tb"/>
      <style:text-properties officeooo:rsid="013f0f80" officeooo:paragraph-rsid="013f0f80"/>
    </style:style>
    <style:style style:name="P8" style:family="paragraph" style:parent-style-name="Text_20_body">
      <style:paragraph-properties fo:text-align="justify" style:justify-single-word="false" style:writing-mode="lr-tb"/>
      <style:text-properties officeooo:rsid="0136f9a6" officeooo:paragraph-rsid="0136f9a6"/>
    </style:style>
    <style:style style:name="P9" style:family="paragraph" style:parent-style-name="Text_20_body">
      <style:paragraph-properties fo:text-align="justify" style:justify-single-word="false" style:writing-mode="lr-tb"/>
      <style:text-properties officeooo:rsid="014d0e58" officeooo:paragraph-rsid="014d0e58"/>
    </style:style>
    <style:style style:name="P10" style:family="paragraph" style:parent-style-name="Text_20_body">
      <style:paragraph-properties fo:text-align="justify" style:justify-single-word="false" style:writing-mode="rl-tb"/>
      <style:text-properties officeooo:rsid="014226aa" officeooo:paragraph-rsid="014226aa"/>
    </style:style>
    <style:style style:name="P11" style:family="paragraph" style:parent-style-name="Text_20_body">
      <style:paragraph-properties fo:text-align="justify" style:justify-single-word="false" style:writing-mode="rl-tb"/>
      <style:text-properties officeooo:rsid="0144a11d" officeooo:paragraph-rsid="0144a11d"/>
    </style:style>
    <style:style style:name="P12" style:family="paragraph" style:parent-style-name="Text_20_body">
      <style:paragraph-properties fo:text-align="justify" style:justify-single-word="false" style:writing-mode="rl-tb"/>
      <style:text-properties officeooo:rsid="0145a668" officeooo:paragraph-rsid="0145a668"/>
    </style:style>
    <style:style style:name="P13" style:family="paragraph" style:parent-style-name="Text_20_body">
      <style:paragraph-properties fo:text-align="justify" style:justify-single-word="false" style:writing-mode="rl-tb"/>
      <style:text-properties officeooo:rsid="014833f7" officeooo:paragraph-rsid="014833f7"/>
    </style:style>
    <style:style style:name="P14" style:family="paragraph" style:parent-style-name="Text_20_body">
      <style:paragraph-properties fo:text-align="justify" style:justify-single-word="false" style:writing-mode="rl-tb"/>
      <style:text-properties officeooo:rsid="01492426" officeooo:paragraph-rsid="01492426"/>
    </style:style>
    <style:style style:name="P15" style:family="paragraph" style:parent-style-name="Text_20_body">
      <style:paragraph-properties fo:text-align="justify" style:justify-single-word="false" style:writing-mode="rl-tb"/>
      <style:text-properties officeooo:rsid="01496945" officeooo:paragraph-rsid="01496945"/>
    </style:style>
    <style:style style:name="P16" style:family="paragraph" style:parent-style-name="Text_20_body">
      <style:paragraph-properties fo:text-align="justify" style:justify-single-word="false" style:writing-mode="rl-tb"/>
      <style:text-properties officeooo:rsid="014d0e58" officeooo:paragraph-rsid="014d0e58"/>
    </style:style>
    <style:style style:name="P17" style:family="paragraph" style:parent-style-name="Text_20_body">
      <style:paragraph-properties fo:text-align="justify" style:justify-single-word="false" style:writing-mode="rl-tb"/>
      <style:text-properties officeooo:rsid="014ec50c" officeooo:paragraph-rsid="014ec50c"/>
    </style:style>
    <style:style style:name="P18" style:family="paragraph" style:parent-style-name="codesection">
      <style:text-properties fo:font-weight="bold" style:font-weight-asian="bold" style:font-weight-complex="bold"/>
    </style:style>
    <style:style style:name="P19" style:family="paragraph" style:parent-style-name="codesection">
      <style:text-properties officeooo:paragraph-rsid="014d0e58"/>
    </style:style>
    <style:style style:name="P20" style:family="paragraph" style:parent-style-name="Heading_20_3">
      <style:paragraph-properties fo:text-align="start" style:justify-single-word="false" style:writing-mode="lr-tb"/>
      <style:text-properties officeooo:paragraph-rsid="011d0e94"/>
    </style:style>
    <style:style style:name="T1" style:family="text">
      <style:text-properties fo:color="#808000"/>
    </style:style>
    <style:style style:name="T2" style:family="text">
      <style:text-properties fo:color="#c0c0c0"/>
    </style:style>
    <style:style style:name="T3" style:family="text">
      <style:text-properties fo:color="#c0c0c0" fo:font-weight="bold" style:font-weight-asian="bold" style:font-weight-complex="bold"/>
    </style:style>
    <style:style style:name="T4" style:family="text">
      <style:text-properties fo:color="#800080"/>
    </style:style>
    <style:style style:name="T5" style:family="text">
      <style:text-properties fo:color="#800080" fo:font-weight="bold"/>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style:font-weight-asian="bold" style:font-weight-complex="bold"/>
    </style:style>
    <style:style style:name="T9" style:family="text">
      <style:text-properties fo:color="#00677c" fo:font-style="italic"/>
    </style:style>
    <style:style style:name="T10" style:family="text">
      <style:text-properties fo:color="#00677c" fo:font-style="italic" fo:font-weight="bold"/>
    </style:style>
    <style:style style:name="T11" style:family="text">
      <style:text-properties fo:color="#008000"/>
    </style:style>
    <style:style style:name="T12" style:family="text">
      <style:text-properties fo:color="#008000" fo:font-weight="bold" style:font-weight-asian="bold" style:font-weight-complex="bold"/>
    </style:style>
    <style:style style:name="T13" style:family="text">
      <style:text-properties fo:color="#092e64"/>
    </style:style>
    <style:style style:name="T14" style:family="text">
      <style:text-properties officeooo:rsid="0123f2c2"/>
    </style:style>
    <style:style style:name="T15" style:family="text">
      <style:text-properties fo:color="#000080"/>
    </style:style>
    <style:style style:name="T16" style:family="text">
      <style:text-properties style:use-window-font-color="true"/>
    </style:style>
    <style:style style:name="T17" style:family="text">
      <style:text-properties officeooo:rsid="013d2b93"/>
    </style:style>
    <style:style style:name="T18" style:family="text">
      <style:text-properties officeooo:rsid="013fbe86"/>
    </style:style>
    <style:style style:name="T19" style:family="text">
      <style:text-properties officeooo:rsid="0142e1df"/>
    </style:style>
    <style:style style:name="T20" style:family="text">
      <style:text-properties officeooo:rsid="0144a11d"/>
    </style:style>
    <style:style style:name="T21" style:family="text">
      <style:text-properties officeooo:rsid="01467c21"/>
    </style:style>
    <style:style style:name="T22" style:family="text">
      <style:text-properties fo:font-weight="bold" style:font-weight-asian="bold" style:font-weight-complex="bold"/>
    </style:style>
    <style:style style:name="T23" style:family="text">
      <style:text-properties officeooo:rsid="01492426"/>
    </style:style>
    <style:style style:name="T24" style:family="text">
      <style:text-properties fo:color="#008b8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6486_3665929591" text:style-name="Index_20_Link" text:visited-style-name="Index_20_Link">Prevent exceptions from leaving destructors<text:tab/>1</text:a></text:p>
        </text:index-body>
      </text:table-of-content>
      <text:h text:style-name="P20" text:outline-level="3"><text:span text:style-name="T14">Item 9: Never call virtual functions during construction </text:span>or destruction</text:h>
      <text:p text:style-name="P2">نباید توابع virtual رو طی construction و یا destruction فراخوانی کنیم، چرا که نمیشه فهمید منظور شما از این فراخوانی چی بوده، و حتی اگر این کارو بتونه انجام بده، باز هم از نتیجه ناراضی خواهیم بود.</text:p>
      <text:p text:style-name="P3">فرض کنید که شما یک مدل برای تراکنش‌های انبارداری نوشتید، یعنی سفارشات خرید، سفارشات فروش و غیره. این خیلی مهمه که چنین تراکنشاتی قابل حسابرسی باشه، بنابراین هر زمان که یک شیء تراکنش ایجاد میشه، یک log مناسب باید برای حسابرسی ساخته بشه. در این صورت یک روش معقول برای انجام این کار کد زیر است:</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7">Transaction</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15">0</text:span>;<text:span text:style-name="T2"> <text:s/></text:span><text:span text:style-name="T11">//make</text:span><text:span text:style-name="T2"> </text:span><text:span text:style-name="T11">type-dependent</text:span><text:span text:style-name="T2"> </text:span><text:span text:style-name="T11">log</text:span><text:span text:style-name="T2"> </text:span><text:span text:style-name="T11">entry</text:span></text:p>
      <text:p text:style-name="codesection">};</text:p>
      <text:p text:style-name="codesection"><text:span text:style-name="T4">Transaction</text:span>::<text:span text:style-name="T7">Transaction</text:span>()</text:p>
      <text:p text:style-name="codesection">{</text:p>
      <text:p text:style-name="codesection"><text:span text:style-name="T2"><text:s text:c="4"/></text:span><text:span text:style-name="T9">logTransaction</text:span>();</text:p>
      <text:p text:style-name="codesection">}</text:p>
      <text:p text:style-name="codesection"><text:span text:style-name="T1">class</text:span><text:span text:style-name="T2"> </text:span><text:span text:style-name="T5">BuyTransaction</text:span>:<text:span text:style-name="T2"> </text:span><text:span text:style-name="T1">public</text:span><text:span text:style-name="T2"> </text:span><text:span text:style-name="T4">Transaction</text:span>{<text:span text:style-name="T2"> <text:s text:c="2"/></text:span><text:span text:style-name="T11">//derived</text:span><text:span text:style-name="T2"> </text:span><text:span text:style-name="T11">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2"> <text:s/></text:span><text:span text:style-name="T11">//how</text:span><text:span text:style-name="T2"> </text:span><text:span text:style-name="T11">to</text:span><text:span text:style-name="T2"> </text:span><text:span text:style-name="T11">log</text:span><text:span text:style-name="T2"> </text:span><text:span text:style-name="T11">transactions</text:span><text:span text:style-name="T2"> </text:span><text:span text:style-name="T11">of</text:span><text:span text:style-name="T2"> </text:span><text:span text:style-name="T11">this</text:span><text:span text:style-name="T2"> </text:span><text:span text:style-name="T11">type</text:span></text:p>
      <text:p text:style-name="codesection">};</text:p>
      <text:p text:style-name="codesection"><text:span text:style-name="T1">class</text:span><text:span text:style-name="T2"> </text:span><text:span text:style-name="T5">SellTransaction</text:span>:<text:span text:style-name="T2"> </text:span><text:span text:style-name="T1">public</text:span><text:span text:style-name="T2"> </text:span><text:span text:style-name="T4">Transaction</text:span>{<text:span text:style-name="T2"> <text:s text:c="2"/></text:span><text:span text:style-name="T11">//derived</text:span><text:span text:style-name="T2"> </text:span><text:span text:style-name="T11">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10">logTranstion</text:span>()<text:span text:style-name="T2"> </text:span><text:span text:style-name="T1">const</text:span>;<text:span text:style-name="T2"> <text:s text:c="2"/></text:span><text:span text:style-name="T11">//how</text:span><text:span text:style-name="T2"> </text:span><text:span text:style-name="T11">to</text:span><text:span text:style-name="T2"> </text:span><text:span text:style-name="T11">log</text:span><text:span text:style-name="T2"> </text:span><text:span text:style-name="T11">transactions</text:span><text:span text:style-name="T2"> </text:span><text:span text:style-name="T11">of</text:span><text:span text:style-name="T2"> </text:span><text:span text:style-name="T11">this</text:span><text:span text:style-name="T2"> </text:span><text:span text:style-name="T11">type</text:span></text:p>
      <text:p text:style-name="codesection">};</text:p>
      <text:p text:style-name="P4">ببینید چه اتفاقی میفتد وقتی کد زیر رو اجرا می‌کنید.</text:p>
      <text:p text:style-name="codesection"><text:span text:style-name="T4">BuyTransaction</text:span><text:span text:style-name="T2"> </text:span><text:span text:style-name="T13">b</text:span>;</text:p>
      <text:p text:style-name="P4">مشخصا سازنده‌ی کلاس <text:span text:style-name="T4">BuyTransaction </text:span><text:span text:style-name="T16">در این مورد فراخوانی خواهد شد، اما قبل از اون، باید سازنده کلاس </text:span><text:span text:style-name="T5">Transaction</text:span><text:span text:style-name="T16"> صدا زده شود. قاعده‌ی کلی به این صورت است که قسمت‌های base class </text:span><text:soft-page-break/><text:span text:style-name="T16">مربوط به کلاس‌های مشتق شده زودتر فراخوانی می‌شوند. خط آخر از سازنده کلاس </text:span><text:span text:style-name="T5">Transaction</text:span><text:span text:style-name="T16"> منجر به فراخوانی </text:span><text:span text:style-name="T10">logTransaction </text:span><text:span text:style-name="T16">خواهد شد که virtual هست، اینجا جایی است که ممکنه در موردش تعجب کنید.</text:span></text:p>
      <text:p text:style-name="P5">ورژن logTransaction ای که فراخوانی می‌شود مربوط به کلاس Transaction می‌باشد نه ورژنی که در BuyTransaction هست(حتی اگه شیء از Buytransaction ساخته شده باشه). طی ایجاد کلاس base ، توابع virtual هرگز وارد کلاس‌های مشتق شده نمی‌شوند. به جای این کار، شیء به نحوی رفتار می‌کند که انگار همان کلاس base هست. به بیان ساده‌تر، وقتی که کلاس base در حال ایجاد و ساخته شدن هست، توابع virtual وجود ندارند.</text:p>
      <text:p text:style-name="P6">دلیل این رفتار هم خیلی منطقی به نظر میرسه چون سازنده کلاس base قبل از سازنده کلاس‌های مشتق شده اجرا می‌شود، در این صورت وقتی که سازنده‌ی کلاس base در حال اجرا هست داده‌های عضو مربوط به کلاس‌های مشتق شده هنوز مقداردهی اولیه نشده‌اند. اگر هنگام اجرای سازنده‌ی کلاس base یک تابع virtual اجرا بشه، در این صورت ما نمی‌توانیم وارد کلاس‌های مشتق شده بشیم، چون اگر این کار رو بکنیم داریم به اعضای داده‌ی کلاس نیز اشاره می‌کنیم در حالی که این اعضاء هنوز initialized نشده‌اند. اگر چنین اشتباهی را انجام بدید، ممکنه ساعت‌ها صرف دیباگ کردن کدتون بکنید. در این صورت، فراخوانی اعضای پایین دستی از یک شیء که هنوز initialized نشده‌اند <text:span text:style-name="T17">عمل </text:span>خیلی خطرناک<text:span text:style-name="T17">ی</text:span>ه، به همین خاطر ++C راهی برای انجام دادن چنین کاری رو پیشنهاد نداده.</text:p>
      <text:p text:style-name="P7">در واقع این موضوع بنیادی‌تر از این حرفاست. در طی ساختن کلاس base از یک کلاس مشتق شده، نوع شیء همان کلاس base هست. <text:span text:style-name="T18">در واقع این نقطه نظر تنها از دیدگاه توابع virtual نیست، بلکه برخی از قسمت‌های زبان که از اطلاعات runtime استفاده می‌کنند مثل dynamic_cast (آیتم ۲۷) و tipeid شیء را از نوع کلاس base می‌بینند. در مورد مثال ما، وقتی که سازنده کلاس Transaction در حال اجرا برای initialize کردن قسمت buytransaction ، نوع شیء همان Transaction می‌باشد. این نحوه‌ی برخورد زبان ++C با آن است که منطقی هم به نظر میرسد: چرا که هنوز قسمت‌هایی از BuyTransaction هنوز initialize نشده‌اند، پس امن‌ترین راه برای برخورد با چنین موردی این هست که فرض کنیم اصلا چنین چیزی وجود خارجی ندارد. یک شیء تا وقتی که سازنده‌ی کلاس مشتق شده اجرا نشود به کلاس مشتق شده تبدیل نمی‌شود و base کلاس محسوب می‌شود.</text:span></text:p>
      <text:p text:style-name="P10">همین منطق در هنگام اجرای مخرب کلاس نیز پا برجاست. وقتی که مخرب یک کلاس مشتق شده اجرا می‌شود، عضو داده <text:span text:style-name="T19">شیء‌ای که از</text:span> <text:span text:style-name="T20">یک </text:span>کلاس مشتق شده <text:span text:style-name="T19">ساخته شده،</text:span> تعریف نشده فرض می‌شوند، بنابراین <text:s/>++C به نحوی با آن‌ها برخورد می‌کند که انگار وجود ندارند. و به محض این‌که وارد مخرب کلاس base می‌شوند، شیء تبدیل به شیء کلاس base شده، و همه‌ی قسمت‌های مختلف زبان ++C (توابع virtual و dynamic_cast و غیره) به همین نحو برخورد می‌کنند.</text:p>
      <text:p text:style-name="P10"/>
      <text:p text:style-name="P11"><text:soft-page-break/>در مثال بالا، سازنده کلاس Transaction یک فراخوانی مستقیم به تابع virtual خواهد داشت، که مشاهده‌ی اشتباهی که انجام شده در این مثال نیز ساده هست، برخی از کامپایلر‌ها در این مورد به ما یک هشدار میدهند(و برخی دیگر این هشدار را نمیدهند، آیتم ۵۳ رو برای این موضوع ببینید). حتی اگه چنین خطایی را نمیگیرفتیم، مشکل قبل از runtime نیز قطعی است، چرا که تابع logTransaction یک تابع pure هست. مگر این که تعریفش کرده باشیم(بله می‌تونیم حتی چنین کاری رو نیز انجام بدهیم آیتم ۳۴ رو ببینید)، در این صورت برنامه نمیتونه link بشه، چون که لینکر نمی‌تونه پیاده سازی مناسب رو برای Transaction::logTransaction پیدا کنه.</text:p>
      <text:p text:style-name="P12">در برخی مواقع تشخیص فراخوانی به توابع virtual هنگام تخریب و یا اجرای سازنده چندان هم ساده نیست. اگر Transaction چندین سازنده داشته باشد، که هر کدام میبایست یک کاری رو انجام بدهند، به لحاظ طراحی بهتره کد رو طوری بنویسیم که از دوباره کاری تو‌ی کد بپرهیزیم، این کار رو می‌تونیم با کد یکسان initialization و موارد دیگر مرتفع کنیم<text:span text:style-name="T21">، فرض کنید برای این مورد یک تابع به نام init نوشته باشیم:</text:span></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7">Transaction</text:span>()</text:p>
      <text:p text:style-name="codesection"><text:span text:style-name="T2"><text:s text:c="4"/></text:span>{</text:p>
      <text:p text:style-name="codesection"><text:span text:style-name="T2"><text:s text:c="7"/></text:span><text:span text:style-name="T3"><text:s/></text:span><text:span text:style-name="T8">init</text:span><text:span text:style-name="T22">();</text:span><text:span text:style-name="T3"> <text:s text:c="3"/></text:span><text:span text:style-name="T12">//call</text:span><text:span text:style-name="T3"> </text:span><text:span text:style-name="T12">to</text:span><text:span text:style-name="T3"> </text:span><text:span text:style-name="T12">non-virtual</text:span></text:p>
      <text:p text:style-name="codesection"><text:span text:style-name="T2"><text:s text:c="4"/></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15">0</text:span>;<text:span text:style-name="T2"> <text:s/></text:span></text:p>
      <text:p text:style-name="codesection"><text:span text:style-name="T1">private</text:span>:</text:p>
      <text:p text:style-name="P18"><text:span text:style-name="T2"><text:s text:c="4"/></text:span><text:span text:style-name="T1">void</text:span><text:span text:style-name="T2"> </text:span><text:span text:style-name="T6">init</text:span>()</text:p>
      <text:p text:style-name="P18"><text:span text:style-name="T2"><text:s text:c="4"/></text:span>{</text:p>
      <text:p text:style-name="P18"><text:span text:style-name="T2"><text:s text:c="8"/></text:span><text:span text:style-name="T9">logTransaction</text:span>();<text:span text:style-name="T2"> <text:s text:c="2"/></text:span><text:span text:style-name="T11">//that</text:span><text:span text:style-name="T2"> </text:span><text:span text:style-name="T11">calls</text:span><text:span text:style-name="T2"> </text:span><text:span text:style-name="T11">a</text:span><text:span text:style-name="T2"> </text:span><text:span text:style-name="T11">virtual</text:span></text:p>
      <text:p text:style-name="P18"><text:span text:style-name="T2"><text:s text:c="4"/></text:span>}</text:p>
      <text:p text:style-name="codesection">};</text:p>
      <text:p text:style-name="P13">این کد به لحاظ مفهومی مشابه همون کد اول هست، ولی یه مقدار پیچیده تره، چون معمولا کامپایل میشه و بدون مشکلی link میشه. در این مورد، چون logTransaction <text:span text:style-name="T23">یک pure virtual در کلاس Transaction هست، بیشتر runtime system ها برنامه را هنگام فراخوانی pure virtual متوقف و یا abort خواهند کرد. خطایی که در سیستم عامل linux به من داده به این صورت هست.</text:span></text:p>
      <text:p text:style-name="codesection">pure virtual method called</text:p>
      <text:p text:style-name="codesection">terminate called without an active exception</text:p>
      <text:p text:style-name="P8"/>
      <text:p text:style-name="P14"><text:soft-page-break/>حالا اگر logTransaction یک تابع virtual عادی بود(یعنی pure نبود) که یک پیاده سازی هم در Transaction داشت، این ورژن فراخوانی میشد.(در کامپایلر‌های جدید اجازه‌ی چنین کامپایلی به ما داده نمیشه). تنها راه برای حل این مشکل این هست که اطمینان پیدا کنیم که هیچکدام از سازنده‌ها و مخرب‌های شما نمی‌توانند توابع virtual رو فراخوانی بکنند.</text:p>
      <text:p text:style-name="P15">ولی چطور می‌تونید اطمینان حاصل کنید که ورژن درستی از logTransaction در موقع ساخت شیء فراخوانی شده است یا نه؟ واضح است که فراخوانی یک تابع virtual بر روی شیء از سازنده‌ی کلاس Transaction یک راه اشتباه برای انجام این کار است.</text:p>
      <text:p text:style-name="P15">راه‌های متفاوتی برای مرتفع کردن این مشکل وجود دارد. یک راه تبدیل logTransaction به یک تابع non-virtual در Transaction هست، سپس نیازه که سازنده‌ی کلاس‌های مشتق شده اطلاعات لازم log رو برای سازنده‌ی Transaction بفرستند. این تابع می‌تواند به صورت امنی non-virtual logTransaction رو فراخوانی کنه. مثل این مورد:</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1">explicit</text:span><text:span text:style-name="T2"> </text:span><text:span text:style-name="T7">Transaction</text:span>(<text:span text:style-name="T1">const</text:span><text:span text:style-name="T2"> </text:span><text:span text:style-name="T4">std</text:span>::<text:span text:style-name="T4">string</text:span>&amp;<text:span text:style-name="T2"> </text:span><text:span text:style-name="T13">logInfo</text:span>);</text:p>
      <text:p text:style-name="codesection"><text:span text:style-name="T2"><text:s text:c="4"/></text:span><text:span text:style-name="T1">void</text:span><text:span text:style-name="T2"> </text:span><text:span text:style-name="T7">logTransaction</text:span>(<text:span text:style-name="T1">const</text:span><text:span text:style-name="T2"> </text:span><text:span text:style-name="T4">std</text:span>::<text:span text:style-name="T4">string</text:span>&amp;<text:span text:style-name="T2"> </text:span><text:span text:style-name="T13">logInfo</text:span>)<text:span text:style-name="T2"> </text:span><text:span text:style-name="T1">const</text:span>;<text:span text:style-name="T2"> </text:span><text:span text:style-name="T11">//now</text:span><text:span text:style-name="T2"> </text:span><text:span text:style-name="T11">a</text:span><text:span text:style-name="T2"> </text:span><text:span text:style-name="T11">non-virtual</text:span><text:span text:style-name="T2"> </text:span><text:span text:style-name="T11">function</text:span></text:p>
      <text:p text:style-name="codesection"><text:s text:c="4"/></text:p>
      <text:p text:style-name="codesection">};</text:p>
      <text:p text:style-name="codesection"><text:span text:style-name="T4">Transaction</text:span>::<text:span text:style-name="T7">Transaction</text:span>(<text:span text:style-name="T1">const</text:span><text:span text:style-name="T2"> </text:span><text:span text:style-name="T4">std</text:span>::<text:span text:style-name="T4">string</text:span>&amp;<text:span text:style-name="T2"> </text:span><text:span text:style-name="T13">logInfo</text:span>)</text:p>
      <text:p text:style-name="codesection">{</text:p>
      <text:p text:style-name="codesection"><text:span text:style-name="T2"><text:s text:c="4"/></text:span><text:span text:style-name="T6">logTransaction</text:span>(<text:span text:style-name="T13">logInfo</text:span>);</text:p>
      <text:p text:style-name="codesection">}</text:p>
      <text:p text:style-name="codesection"><text:span text:style-name="T1">class</text:span><text:span text:style-name="T2"> </text:span><text:span text:style-name="T5">BuyTransaction</text:span>:<text:span text:style-name="T2"> </text:span><text:span text:style-name="T1">public</text:span><text:span text:style-name="T2"> </text:span><text:span text:style-name="T4">Transaction</text:span></text:p>
      <text:p text:style-name="codesection">{<text:span text:style-name="T2"> </text:span></text:p>
      <text:p text:style-name="codesection"><text:span text:style-name="T1">public</text:span>:</text:p>
      <text:p text:style-name="P19"><text:span text:style-name="T2"><text:s text:c="4"/></text:span><text:span text:style-name="T24">BuyTransaction</text:span>(<text:span text:style-name="T5">parameters</text:span>)</text:p>
      <text:p text:style-name="codesection"><text:span text:style-name="T2"><text:s text:c="8"/></text:span>:<text:span text:style-name="T5">Transaction</text:span>(<text:span text:style-name="T5">createLogString</text:span>(<text:span text:style-name="T5">parameters</text:span>))</text:p>
      <text:p text:style-name="codesection"><text:span text:style-name="T1">private</text:span>:</text:p>
      <text:p text:style-name="codesection"><text:span text:style-name="T2"><text:s text:c="4"/></text:span><text:span text:style-name="T1">static</text:span><text:span text:style-name="T2"> </text:span><text:span text:style-name="T5">std</text:span>::<text:span text:style-name="T5">string</text:span><text:span text:style-name="T2"> </text:span><text:span text:style-name="T5">createLogString</text:span>(<text:span text:style-name="T5">parameters</text:span>);</text:p>
      <text:p text:style-name="codesection">};</text:p>
      <text:p text:style-name="codesection"/>
      <text:p text:style-name="P16">به عبارت دیگر، از اونجایی که شما نمی‌تونید از توابع virtual پایین دستی در کلاس base استفاده کنید(در هنگام ساختن کلاس base)، در این صورت می‌تونید این مورد رو این طوری جبران کنید که اطلاعات لازم رو از کلاس‌های مشتق شده به کلاس‌ base بفرستید.</text:p>
      <text:p text:style-name="P17"><text:soft-page-break/>در این مثال، به استفاده از تابع createLogString که به صورت private static هست توجه کنید. استفاده از یک تابع کمکی برای ساخت و فرستادن مقدار به کلاس سازنده معمولا راه حل مناسب‌تری است. با static کردن تابع، دیگر خطر اشاره به اشیاء BuyTransaction که هنوز initalize نشده‌اند وجود ندارد. این خیلی مهم است، به خاطر این واقعیت که این اعضاء داده‌ای در حالت undefined قرار دارند، و این همان دلیلی است که چرا فراخوانی یک تابع virtual در سازنده‌ی کلاس base نمی‌تواند وارد کلاس‌های مشتق شده شود.</text:p>
      <text:p text:style-name="P16"/>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7T13:45:23.725834320</dc:date>
    <meta:editing-duration>PT20H32M7S</meta:editing-duration>
    <meta:editing-cycles>128</meta:editing-cycles>
    <meta:generator>LibreOffice/6.1.5.2$Linux_X86_64 LibreOffice_project/10$Build-2</meta:generator>
    <meta:document-statistic meta:table-count="0" meta:image-count="0" meta:object-count="0" meta:page-count="5" meta:paragraph-count="73" meta:word-count="1267" meta:character-count="7339" meta:non-whitespace-character-count="6031"/>
  </office:meta>
</office:document-meta>
</file>